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163.11pt"/>
    </style:style>
    <style:style style:name="co7" style:family="table-column">
      <style:table-column-properties fo:break-before="auto" style:column-width="141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omponent</text:p>
          </table:table-cell>
          <table:table-cell table:style-name="Default" office:value-type="string" calcext:value-type="string">
            <text:p>current draw (A)</text:p>
          </table:table-cell>
          <table:table-cell office:value-type="string" calcext:value-type="string">
            <text:p>voltage (V)</text:p>
          </table:table-cell>
          <table:table-cell office:value-type="string" calcext:value-type="string">
            <text:p>time duration (ms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Continuous total life w/ 5.5mAh (h)</text:p>
          </table:table-cell>
          <table:table-cell office:value-type="string" calcext:value-type="string">
            <text:p>max number of transmissions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TBTLC1000-ZR</text:p>
          </table:table-cell>
          <table:table-cell office:value-type="float" office:value="0.0062" calcext:value-type="float">
            <text:p>6.20E-03</text:p>
          </table:table-cell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dBm on ch37</text:p>
          </table:table-cell>
          <table:table-cell table:formula="of:=0.0055/([.C2]+[.C3]+[.C6])" office:value-type="float" office:value="0.498278673672767" calcext:value-type="float">
            <text:p>0.498278673672767</text:p>
          </table:table-cell>
          <table:table-cell table:formula="of:=[.G2]*60*60/([.E2]*0.001)" office:value-type="float" office:value="179380.322522196" calcext:value-type="float">
            <text:p>179380.322522196</text:p>
          </table:table-cell>
        </table:table-row>
        <table:table-row table:style-name="ro1">
          <table:table-cell/>
          <table:table-cell office:value-type="string" calcext:value-type="string">
            <text:p>PIC12</text:p>
          </table:table-cell>
          <table:table-cell office:value-type="float" office:value="0.000058" calcext:value-type="float">
            <text:p>5.80E-05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D015 mode. E: Crap, doesn’t have UART with hardware flow control. Required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32660</text:p>
          </table:table-cell>
          <table:table-cell table:number-columns-repeated="3"/>
          <table:table-cell office:value-type="string" calcext:value-type="string">
            <text:p>dynamic current, active and deep sleep mode. Has UART with hardware flow control, can use an ultra-low power nanoring osc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ite-On LED</text:p>
          </table:table-cell>
          <table:table-cell office:value-type="float" office:value="0.00478" calcext:value-type="float">
            <text:p>4.78E-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23:24:43.5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7:53:05.810000000</meta:creation-date>
    <dc:date>2019-01-06T00:56:46.768000000</dc:date>
    <meta:editing-duration>P11DT17H21M50S</meta:editing-duration>
    <meta:editing-cycles>4</meta:editing-cycles>
    <meta:generator>LibreOffice/5.3.3.2$Windows_X86_64 LibreOffice_project/3d9a8b4b4e538a85e0782bd6c2d430bafe583448</meta:generator>
    <meta:document-statistic meta:table-count="1" meta:cell-count="26" meta:object-count="0"/>
  </office:meta>
</office:document-meta>
</file>